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a93" officeooo:paragraph-rsid="001ca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t@addiel-Aspire-6920:/home/addiel# df -h</text:p>
      <text:p text:style-name="P1">S.ficheros <text:s text:c="4"/>Tamaño Usados <text:s/>Disp Uso% Montado en</text:p>
      <text:p text:style-name="P1">/dev/sda1 <text:s text:c="7"/>227G <text:s text:c="2"/>8.0G <text:s/>207G <text:s text:c="2"/>4% /</text:p>
      <text:p text:style-name="P1">none <text:s text:c="12"/>4.0K <text:s text:c="5"/>0 <text:s/>4.0K <text:s text:c="2"/>0% /sys/fs/cgroup</text:p>
      <text:p text:style-name="P1">udev <text:s text:c="12"/>1.5G <text:s text:c="2"/>4.0K <text:s/>1.5G <text:s text:c="2"/>1% /dev</text:p>
      <text:p text:style-name="P1">tmpfs <text:s text:c="11"/>303M <text:s text:c="2"/>1.3M <text:s/>301M <text:s text:c="2"/>1% /run</text:p>
      <text:p text:style-name="P1">none <text:s text:c="12"/>5.0M <text:s text:c="5"/>0 <text:s/>5.0M <text:s text:c="2"/>0% /run/lock</text:p>
      <text:p text:style-name="P1">none <text:s text:c="12"/>1.5G <text:s text:c="2"/>152K <text:s/>1.5G <text:s text:c="2"/>1% /run/shm</text:p>
      <text:p text:style-name="P1">none <text:s text:c="12"/>100M <text:s text:c="3"/>44K <text:s/>100M <text:s text:c="2"/>1% /run/user</text:p>
      <text:p text:style-name="P1">/dev/sdb <text:s text:c="8"/>7.8G <text:s text:c="2"/>1.4G <text:s/>6.5G <text:s/>18% /media/addiel/LEISURE</text:p>
      <text:p text:style-name="P1">root@addiel-Aspire-6920:/home/addiel# fdisk /dev/sdb</text:p>
      <text:p text:style-name="P1"></text:p>
      <text:p text:style-name="P1">Orden (m para obtener ayuda): p</text:p>
      <text:p text:style-name="P1"></text:p>
      <text:p text:style-name="P1">Disco /dev/sdb: 8388 MB, 8388608000 bytes</text:p>
      <text:p text:style-name="P1">64 cabezas, 32 sectores/pista, 8000 cilindros, 16384000 sectores en total</text:p>
      <text:p text:style-name="P1">Unidades = sectores de 1 * 512 = 512 bytes</text:p>
      <text:p text:style-name="P1">Tamaño de sector (lógico / físico): 512 bytes / 512 bytes</text:p>
      <text:p text:style-name="P1">Tamaño E/S (mínimo/óptimo): 512 bytes / 512 bytes</text:p>
      <text:p text:style-name="P1">Identificador del disco: 0x6f637369</text:p>
      <text:p text:style-name="P1"></text:p>
      <text:p text:style-name="P1">Esto no parece una tabla de particiones</text:p>
      <text:p text:style-name="P1">Probablemente ha seleccionado el dispositivo que no era.</text:p>
      <text:p text:style-name="P1"></text:p>
      <text:p text:style-name="P1">Dispositivo Inicio <text:s text:c="3"/>Comienzo <text:s text:c="5"/>Fin <text:s text:c="5"/>Bloques <text:s/>Id <text:s/>Sistema</text:p>
      <text:p text:style-name="P1">/dev/sdb1 <text:s text:c="2"/>? <text:s/>1948279150 <text:s/>3582772434 <text:s text:c="2"/>817246642+ <text:s/>73 <text:s/>Desconocido</text:p>
      <text:p text:style-name="P1">/dev/sdb2 <text:s text:c="2"/>? <text:s/>1667853929 <text:s/>1893453777 <text:s text:c="2"/>112799924+ <text:s/>61 <text:s/>SpeedStor</text:p>
      <text:p text:style-name="P1">/dev/sdb3 <text:s text:c="2"/>? <text:s text:c="10"/>0 <text:s text:c="10"/>0 <text:s text:c="10"/>0 <text:s text:c="3"/>0 <text:s/>Vacía</text:p>
      <text:p text:style-name="P1">/dev/sdb4 <text:s text:c="7"/>28049408 <text:s text:c="3"/>28049852 <text:s text:c="8"/>222+ <text:s text:c="2"/>0 <text:s/>Vacía</text:p>
      <text:p text:style-name="P1"></text:p>
      <text:p text:style-name="P1">Las entradas de la tabla de particiones no están en el orden del disco</text:p>
      <text:p text:style-name="P1"></text:p>
      <text:p text:style-name="P1">Orden (m para obtener ayuda): d61</text:p>
      <text:p text:style-name="P1">Número de partición (1-4): 1</text:p>
      <text:p text:style-name="P1"></text:p>
      <text:p text:style-name="P1">Orden (m para obtener ayuda): d</text:p>
      <text:p text:style-name="P1">Número de partición (1-4): 2</text:p>
      <text:p text:style-name="P1"></text:p>
      <text:p text:style-name="P1">Orden (m para obtener ayuda): p</text:p>
      <text:p text:style-name="P1"></text:p>
      <text:p text:style-name="P1">Disco /dev/sdb: 8388 MB, 8388608000 bytes</text:p>
      <text:p text:style-name="P1">64 cabezas, 32 sectores/pista, 8000 cilindros, 16384000 sectores en total</text:p>
      <text:p text:style-name="P1">Unidades = sectores de 1 * 512 = 512 bytes</text:p>
      <text:p text:style-name="P1">Tamaño de sector (lógico / físico): 512 bytes / 512 bytes</text:p>
      <text:p text:style-name="P1">Tamaño E/S (mínimo/óptimo): 512 bytes / 512 bytes</text:p>
      <text:p text:style-name="P1">Identificador del disco: 0x6f637369</text:p>
      <text:p text:style-name="P1"></text:p>
      <text:p text:style-name="P1">Esto no parece una tabla de particiones</text:p>
      <text:p text:style-name="P1">Probablemente ha seleccionado el dispositivo que no era.</text:p>
      <text:p text:style-name="P1"><text:soft-page-break/></text:p>
      <text:p text:style-name="P1">Dispositivo Inicio <text:s text:c="3"/>Comienzo <text:s text:c="5"/>Fin <text:s text:c="5"/>Bloques <text:s/>Id <text:s/>Sistema</text:p>
      <text:p text:style-name="P1">/dev/sdb3 <text:s text:c="2"/>? <text:s text:c="10"/>0 <text:s text:c="10"/>0 <text:s text:c="10"/>0 <text:s text:c="3"/>0 <text:s/>Vacía</text:p>
      <text:p text:style-name="P1">/dev/sdb4 <text:s text:c="7"/>28049408 <text:s text:c="3"/>28049852 <text:s text:c="8"/>222+ <text:s text:c="2"/>0 <text:s/>Vacía</text:p>
      <text:p text:style-name="P1"></text:p>
      <text:p text:style-name="P1">Orden (m para obtener ayuda): d3</text:p>
      <text:p text:style-name="P1">Número de partición (1-4): d3</text:p>
      <text:p text:style-name="P1">Número de partición (1-4): d</text:p>
      <text:p text:style-name="P1">Número de partición (1-4): 4</text:p>
      <text:p text:style-name="P1">Atención: la partición 4 es de tipo vacío</text:p>
      <text:p text:style-name="P1"></text:p>
      <text:p text:style-name="P1">Orden (m para obtener ayuda): d</text:p>
      <text:p text:style-name="P1">Se ha seleccionado la partición 3</text:p>
      <text:p text:style-name="P1"></text:p>
      <text:p text:style-name="P1">Orden (m para obtener ayuda): n</text:p>
      <text:p text:style-name="P1">Tipo de partición:</text:p>
      <text:p text:style-name="P1"><text:s text:c="3"/>p primaria (0 primaria, 0 extendida, 4 libre)</text:p>
      <text:p text:style-name="P1"><text:s text:c="3"/>e extendido</text:p>
      <text:p text:style-name="P1">Seleccione (predeterminado p): p</text:p>
      <text:p text:style-name="P1">Número de partición (1-4, valor predeterminado 1): 1</text:p>
      <text:p text:style-name="P1">Primer sector (2048-16383999, valor predeterminado 2048): <text:s text:c="4"/></text:p>
      <text:p text:style-name="P1">Se está utilizando el valor predeterminado 2048</text:p>
      <text:p text:style-name="P1">Último sector, +sectores o +tamaño{K,M,G} (2048-16383999, valor predeterminado 16383999): </text:p>
      <text:p text:style-name="P1">Se está utilizando el valor predeterminado 16383999</text:p>
      <text:p text:style-name="P1"></text:p>
      <text:p text:style-name="P1">Orden (m para obtener ayuda): p</text:p>
      <text:p text:style-name="P1"></text:p>
      <text:p text:style-name="P1">Disco /dev/sdb: 8388 MB, 8388608000 bytes</text:p>
      <text:p text:style-name="P1">64 cabezas, 32 sectores/pista, 8000 cilindros, 16384000 sectores en total</text:p>
      <text:p text:style-name="P1">Unidades = sectores de 1 * 512 = 512 bytes</text:p>
      <text:p text:style-name="P1">Tamaño de sector (lógico / físico): 512 bytes / 512 bytes</text:p>
      <text:p text:style-name="P1">Tamaño E/S (mínimo/óptimo): 512 bytes / 512 bytes</text:p>
      <text:p text:style-name="P1">Identificador del disco: 0x6f637369</text:p>
      <text:p text:style-name="P1"></text:p>
      <text:p text:style-name="P1">Dispositivo Inicio <text:s text:c="3"/>Comienzo <text:s text:c="5"/>Fin <text:s text:c="5"/>Bloques <text:s/>Id <text:s/>Sistema</text:p>
      <text:p text:style-name="P1">/dev/sdb1 <text:s text:c="11"/>2048 <text:s text:c="3"/>16383999 <text:s text:c="4"/>8190976 <text:s text:c="2"/>83 <text:s/>Linux</text:p>
      <text:p text:style-name="P1"></text:p>
      <text:p text:style-name="P1">Orden (m para obtener ayuda): a</text:p>
      <text:p text:style-name="P1">Número de partición (1-4): 1 <text:s text:c="2"/></text:p>
      <text:p text:style-name="P1"></text:p>
      <text:p text:style-name="P1">Orden (m para obtener ayuda): m</text:p>
      <text:p text:style-name="P1">Orden <text:s/>Acción</text:p>
      <text:p text:style-name="P1"><text:s text:c="3"/>a <text:s text:c="2"/>Conmuta el indicador de iniciable</text:p>
      <text:p text:style-name="P1"><text:s text:c="3"/>b <text:s text:c="2"/>Modifica la etiqueta de disco bsd</text:p>
      <text:p text:style-name="P1"><text:s text:c="3"/>c <text:s text:c="2"/>Conmuta el indicador de compatibilidad con DOS</text:p>
      <text:p text:style-name="P1"><text:s text:c="3"/>d <text:s text:c="2"/>Suprime una partición</text:p>
      <text:p text:style-name="P1"><text:s text:c="3"/>l <text:s text:c="2"/>Lista los tipos de particiones conocidos</text:p>
      <text:p text:style-name="P1"><text:s text:c="3"/>m <text:s text:c="2"/>Imprime este menú</text:p>
      <text:p text:style-name="P1"><text:s text:c="3"/>n <text:s text:c="2"/>Añade una nueva partición</text:p>
      <text:p text:style-name="P1"><text:soft-page-break/><text:s text:c="3"/>o <text:s text:c="2"/>Crea una nueva tabla de particiones DOS vacía</text:p>
      <text:p text:style-name="P1"><text:s text:c="3"/>p <text:s text:c="2"/>Imprime la tabla de particiones</text:p>
      <text:p text:style-name="P1"><text:s text:c="3"/>q <text:s text:c="2"/>Sale sin guardar los cambios</text:p>
      <text:p text:style-name="P1"><text:s text:c="3"/>s <text:s text:c="2"/>Crea una nueva etiqueta de disco Sun</text:p>
      <text:p text:style-name="P1"><text:s text:c="3"/>t <text:s text:c="2"/>Cambia el identificador de sistema de una partición</text:p>
      <text:p text:style-name="P1"><text:s text:c="3"/>u <text:s text:c="2"/>Cambia las unidades de visualización/entrada</text:p>
      <text:p text:style-name="P1"><text:s text:c="3"/>v <text:s text:c="2"/>Verifica la tabla de particiones</text:p>
      <text:p text:style-name="P1"><text:s text:c="3"/>w <text:s text:c="2"/>Escribe la tabla en el disco y sale</text:p>
      <text:p text:style-name="P1"><text:s text:c="3"/>x <text:s text:c="2"/>Funciones adicionales (sólo para usuarios avanzados)</text:p>
      <text:p text:style-name="P1"></text:p>
      <text:p text:style-name="P1">Orden (m para obtener ayuda): v</text:p>
      <text:p text:style-name="P1">Restan 2047 sectores de 512-byte sin asignar</text:p>
      <text:p text:style-name="P1"></text:p>
      <text:p text:style-name="P1">Orden (m para obtener ayuda): p</text:p>
      <text:p text:style-name="P1"></text:p>
      <text:p text:style-name="P1">Disco /dev/sdb: 8388 MB, 8388608000 bytes</text:p>
      <text:p text:style-name="P1">64 cabezas, 32 sectores/pista, 8000 cilindros, 16384000 sectores en total</text:p>
      <text:p text:style-name="P1">Unidades = sectores de 1 * 512 = 512 bytes</text:p>
      <text:p text:style-name="P1">Tamaño de sector (lógico / físico): 512 bytes / 512 bytes</text:p>
      <text:p text:style-name="P1">Tamaño E/S (mínimo/óptimo): 512 bytes / 512 bytes</text:p>
      <text:p text:style-name="P1">Identificador del disco: 0x6f637369</text:p>
      <text:p text:style-name="P1"></text:p>
      <text:p text:style-name="P1">Dispositivo Inicio <text:s text:c="3"/>Comienzo <text:s text:c="5"/>Fin <text:s text:c="5"/>Bloques <text:s/>Id <text:s/>Sistema</text:p>
      <text:p text:style-name="P1">/dev/sdb1 <text:s text:c="2"/>* <text:s text:c="7"/>2048 <text:s text:c="3"/>16383999 <text:s text:c="4"/>8190976 <text:s text:c="2"/>83 <text:s/>Linux</text:p>
      <text:p text:style-name="P1"></text:p>
      <text:p text:style-name="P1">Orden (m para obtener ayuda): w</text:p>
      <text:p text:style-name="P1">¡Se ha modificado la tabla de particiones!</text:p>
      <text:p text:style-name="P1"></text:p>
      <text:p text:style-name="P1">Llamando a ioctl() para volver a leer la tabla de particiones.</text:p>
      <text:p text:style-name="P1"></text:p>
      <text:p text:style-name="P1">AVISO: La relectura de la tabla de particiones falló con el error 22 Argumento inválido</text:p>
      <text:p text:style-name="P1">El núcleo aún usa la tabla antigua. La tabla nueva se usará en</text:p>
      <text:p text:style-name="P1">el próximo reinicio o después de que inicie partprobe(8) o kprartx(8)</text:p>
      <text:p text:style-name="P1">Se están sincronizando los discos.</text:p>
      <text:p text:style-name="P1">root@addiel-Aspire-6920:/home/addiel# df -h</text:p>
      <text:p text:style-name="P1">S.ficheros <text:s text:c="4"/>Tamaño Usados <text:s/>Disp Uso% Montado en</text:p>
      <text:p text:style-name="P1">/dev/sda1 <text:s text:c="7"/>227G <text:s text:c="2"/>8.0G <text:s/>207G <text:s text:c="2"/>4% /</text:p>
      <text:p text:style-name="P1">none <text:s text:c="12"/>4.0K <text:s text:c="5"/>0 <text:s/>4.0K <text:s text:c="2"/>0% /sys/fs/cgroup</text:p>
      <text:p text:style-name="P1">udev <text:s text:c="12"/>1.5G <text:s text:c="2"/>4.0K <text:s/>1.5G <text:s text:c="2"/>1% /dev</text:p>
      <text:p text:style-name="P1">tmpfs <text:s text:c="11"/>303M <text:s text:c="2"/>1.3M <text:s/>301M <text:s text:c="2"/>1% /run</text:p>
      <text:p text:style-name="P1">none <text:s text:c="12"/>5.0M <text:s text:c="5"/>0 <text:s/>5.0M <text:s text:c="2"/>0% /run/lock</text:p>
      <text:p text:style-name="P1">none <text:s text:c="12"/>1.5G <text:s text:c="2"/>152K <text:s/>1.5G <text:s text:c="2"/>1% /run/shm</text:p>
      <text:p text:style-name="P1">none <text:s text:c="12"/>100M <text:s text:c="3"/>44K <text:s/>100M <text:s text:c="2"/>1% /run/user</text:p>
      <text:p text:style-name="P1">/dev/sdb <text:s text:c="8"/>7.8G <text:s text:c="2"/>1.4G <text:s/>6.5G <text:s/>18% /media/addiel/LEISURE</text:p>
      <text:p text:style-name="P1">root@addiel-Aspire-6920:/home/addiel# clear</text:p>
      <text:p text:style-name="P1"></text:p>
      <text:p text:style-name="P1">root@addiel-Aspire-6920:/home/addiel# df -h</text:p>
      <text:p text:style-name="P1">S.ficheros <text:s text:c="4"/>Tamaño Usados <text:s/>Disp Uso% Montado en</text:p>
      <text:p text:style-name="P1">/dev/sda1 <text:s text:c="7"/>227G <text:s text:c="2"/>8.0G <text:s/>207G <text:s text:c="2"/>4% /</text:p>
      <text:p text:style-name="P1"><text:soft-page-break/>none <text:s text:c="12"/>4.0K <text:s text:c="5"/>0 <text:s/>4.0K <text:s text:c="2"/>0% /sys/fs/cgroup</text:p>
      <text:p text:style-name="P1">udev <text:s text:c="12"/>1.5G <text:s text:c="2"/>4.0K <text:s/>1.5G <text:s text:c="2"/>1% /dev</text:p>
      <text:p text:style-name="P1">tmpfs <text:s text:c="11"/>303M <text:s text:c="2"/>1.3M <text:s/>301M <text:s text:c="2"/>1% /run</text:p>
      <text:p text:style-name="P1">none <text:s text:c="12"/>5.0M <text:s text:c="5"/>0 <text:s/>5.0M <text:s text:c="2"/>0% /run/lock</text:p>
      <text:p text:style-name="P1">none <text:s text:c="12"/>1.5G <text:s text:c="2"/>152K <text:s/>1.5G <text:s text:c="2"/>1% /run/shm</text:p>
      <text:p text:style-name="P1">none <text:s text:c="12"/>100M <text:s text:c="3"/>44K <text:s/>100M <text:s text:c="2"/>1% /run/user</text:p>
      <text:p text:style-name="P1">/dev/sdb <text:s text:c="8"/>7.8G <text:s text:c="2"/>1.4G <text:s/>6.5G <text:s/>18% /media/addiel/LEISURE</text:p>
      <text:p text:style-name="P1">root@addiel-Aspire-6920:/home/addiel# fdisk /dev/sdb</text:p>
      <text:p text:style-name="P1"></text:p>
      <text:p text:style-name="P1">Orden (m para obtener ayuda): p</text:p>
      <text:p text:style-name="P1"></text:p>
      <text:p text:style-name="P1">Disco /dev/sdb: 8388 MB, 8388608000 bytes</text:p>
      <text:p text:style-name="P1">64 cabezas, 32 sectores/pista, 8000 cilindros, 16384000 sectores en total</text:p>
      <text:p text:style-name="P1">Unidades = sectores de 1 * 512 = 512 bytes</text:p>
      <text:p text:style-name="P1">Tamaño de sector (lógico / físico): 512 bytes / 512 bytes</text:p>
      <text:p text:style-name="P1">Tamaño E/S (mínimo/óptimo): 512 bytes / 512 bytes</text:p>
      <text:p text:style-name="P1">Identificador del disco: 0x6f637369</text:p>
      <text:p text:style-name="P1"></text:p>
      <text:p text:style-name="P1">Dispositivo Inicio <text:s text:c="3"/>Comienzo <text:s text:c="5"/>Fin <text:s text:c="5"/>Bloques <text:s/>Id <text:s/>Sistema</text:p>
      <text:p text:style-name="P1">/dev/sdb1 <text:s text:c="2"/>* <text:s text:c="7"/>2048 <text:s text:c="3"/>16383999 <text:s text:c="4"/>8190976 <text:s text:c="2"/>83 <text:s/>Linux</text:p>
      <text:p text:style-name="P1"></text:p>
      <text:p text:style-name="P1">Orden (m para obtener ayuda): d</text:p>
      <text:p text:style-name="P1">Se ha seleccionado la partición 1</text:p>
      <text:p text:style-name="P1"></text:p>
      <text:p text:style-name="P1">Orden (m para obtener ayuda): 1</text:p>
      <text:p text:style-name="P1">1: orden desconocida</text:p>
      <text:p text:style-name="P1">Orden <text:s/>Acción</text:p>
      <text:p text:style-name="P1"><text:s text:c="3"/>a <text:s text:c="2"/>Conmuta el indicador de iniciable</text:p>
      <text:p text:style-name="P1"><text:s text:c="3"/>b <text:s text:c="2"/>Modifica la etiqueta de disco bsd</text:p>
      <text:p text:style-name="P1"><text:s text:c="3"/>c <text:s text:c="2"/>Conmuta el indicador de compatibilidad con DOS</text:p>
      <text:p text:style-name="P1"><text:s text:c="3"/>d <text:s text:c="2"/>Suprime una partición</text:p>
      <text:p text:style-name="P1"><text:s text:c="3"/>l <text:s text:c="2"/>Lista los tipos de particiones conocidos</text:p>
      <text:p text:style-name="P1"><text:s text:c="3"/>m <text:s text:c="2"/>Imprime este menú</text:p>
      <text:p text:style-name="P1"><text:s text:c="3"/>n <text:s text:c="2"/>Añade una nueva partición</text:p>
      <text:p text:style-name="P1"><text:s text:c="3"/>o <text:s text:c="2"/>Crea una nueva tabla de particiones DOS vacía</text:p>
      <text:p text:style-name="P1"><text:s text:c="3"/>p <text:s text:c="2"/>Imprime la tabla de particiones</text:p>
      <text:p text:style-name="P1"><text:s text:c="3"/>q <text:s text:c="2"/>Sale sin guardar los cambios</text:p>
      <text:p text:style-name="P1"><text:s text:c="3"/>s <text:s text:c="2"/>Crea una nueva etiqueta de disco Sun</text:p>
      <text:p text:style-name="P1"><text:s text:c="3"/>t <text:s text:c="2"/>Cambia el identificador de sistema de una partición</text:p>
      <text:p text:style-name="P1"><text:s text:c="3"/>u <text:s text:c="2"/>Cambia las unidades de visualización/entrada</text:p>
      <text:p text:style-name="P1"><text:s text:c="3"/>v <text:s text:c="2"/>Verifica la tabla de particiones</text:p>
      <text:p text:style-name="P1"><text:s text:c="3"/>w <text:s text:c="2"/>Escribe la tabla en el disco y sale</text:p>
      <text:p text:style-name="P1"><text:s text:c="3"/>x <text:s text:c="2"/>Funciones adicionales (sólo para usuarios avanzados)</text:p>
      <text:p text:style-name="P1"></text:p>
      <text:p text:style-name="P1">Orden (m para obtener ayuda): clear</text:p>
      <text:p text:style-name="P1">Se establece el indicativo de compatibilidad DOS (OBSOLETO)</text:p>
      <text:p text:style-name="P1"></text:p>
      <text:p text:style-name="P1">Orden (m para obtener ayuda): w</text:p>
      <text:p text:style-name="P1">¡Se ha modificado la tabla de particiones!</text:p>
      <text:p text:style-name="P1"><text:soft-page-break/></text:p>
      <text:p text:style-name="P1">Llamando a ioctl() para volver a leer la tabla de particiones.</text:p>
      <text:p text:style-name="P1"></text:p>
      <text:p text:style-name="P1">AVISO: La relectura de la tabla de particiones falló con el error 22 Argumento inválido</text:p>
      <text:p text:style-name="P1">El núcleo aún usa la tabla antigua. La tabla nueva se usará en</text:p>
      <text:p text:style-name="P1">el próximo reinicio o después de que inicie partprobe(8) o kprartx(8)</text:p>
      <text:p text:style-name="P1">Se están sincronizando los discos.</text:p>
      <text:p text:style-name="P1">root@addiel-Aspire-6920:/home/addiel# clear</text:p>
      <text:p text:style-name="P1"></text:p>
      <text:p text:style-name="P1">root@addiel-Aspire-6920:/home/addiel# df-h</text:p>
      <text:p text:style-name="P1">df-h: no se encontró la orden</text:p>
      <text:p text:style-name="P1">root@addiel-Aspire-6920:/home/addiel# clear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root@addiel-Aspire-6920:/home/addiel# df -h</text:p>
      <text:p text:style-name="P1">S.ficheros <text:s text:c="4"/>Tamaño Usados <text:s/>Disp Uso% Montado en</text:p>
      <text:p text:style-name="P1">/dev/sda1 <text:s text:c="7"/>227G <text:s text:c="2"/>8.0G <text:s/>207G <text:s text:c="2"/>4% /</text:p>
      <text:p text:style-name="P1">none <text:s text:c="12"/>4.0K <text:s text:c="5"/>0 <text:s/>4.0K <text:s text:c="2"/>0% /sys/fs/cgroup</text:p>
      <text:p text:style-name="P1">udev <text:s text:c="12"/>1.5G <text:s text:c="2"/>4.0K <text:s/>1.5G <text:s text:c="2"/>1% /dev</text:p>
      <text:p text:style-name="P1">tmpfs <text:s text:c="11"/>303M <text:s text:c="2"/>1.3M <text:s/>301M <text:s text:c="2"/>1% /run</text:p>
      <text:p text:style-name="P1">none <text:s text:c="12"/>5.0M <text:s text:c="5"/>0 <text:s/>5.0M <text:s text:c="2"/>0% /run/lock</text:p>
      <text:p text:style-name="P1">none <text:s text:c="12"/>1.5G <text:s text:c="2"/>152K <text:s/>1.5G <text:s text:c="2"/>1% /run/shm</text:p>
      <text:p text:style-name="P1">none <text:s text:c="12"/>100M <text:s text:c="3"/>44K <text:s/>100M <text:s text:c="2"/>1% /run/user</text:p>
      <text:p text:style-name="P1">/dev/sdb <text:s text:c="8"/>7.8G <text:s text:c="2"/>1.4G <text:s/>6.5G <text:s/>18% /media/addiel/LEISURE</text:p>
      <text:p text:style-name="P1">root@addiel-Aspire-6920:/home/addiel# fdisk /dev/sdb</text:p>
      <text:p text:style-name="P1"></text:p>
      <text:p text:style-name="P1">Orden (m para obtener ayuda): p</text:p>
      <text:p text:style-name="P1"></text:p>
      <text:p text:style-name="P1">Disco /dev/sdb: 8388 MB, 8388608000 bytes</text:p>
      <text:p text:style-name="P1">64 cabezas, 32 sectores/pista, 8000 cilindros, 16384000 sectores en total</text:p>
      <text:p text:style-name="P1"><text:soft-page-break/>Unidades = sectores de 1 * 512 = 512 bytes</text:p>
      <text:p text:style-name="P1">Tamaño de sector (lógico / físico): 512 bytes / 512 bytes</text:p>
      <text:p text:style-name="P1">Tamaño E/S (mínimo/óptimo): 512 bytes / 512 bytes</text:p>
      <text:p text:style-name="P1">Identificador del disco: 0x6f637369</text:p>
      <text:p text:style-name="P1"></text:p>
      <text:p text:style-name="P1">Dispositivo Inicio <text:s text:c="3"/>Comienzo <text:s text:c="5"/>Fin <text:s text:c="5"/>Bloques <text:s/>Id <text:s/>Sistema</text:p>
      <text:p text:style-name="P1"></text:p>
      <text:p text:style-name="P1">Orden (m para obtener ayuda): n</text:p>
      <text:p text:style-name="P1">Tipo de partición:</text:p>
      <text:p text:style-name="P1"><text:s text:c="3"/>p primaria (0 primaria, 0 extendida, 4 libre)</text:p>
      <text:p text:style-name="P1"><text:s text:c="3"/>e extendido</text:p>
      <text:p text:style-name="P1">Seleccione (predeterminado p): p</text:p>
      <text:p text:style-name="P1">Número de partición (1-4, valor predeterminado 1): </text:p>
      <text:p text:style-name="P1">Se está utilizando el valor predeterminado 1</text:p>
      <text:p text:style-name="P1">Primer sector (2048-16383999, valor predeterminado 2048): </text:p>
      <text:p text:style-name="P1">Se está utilizando el valor predeterminado 2048</text:p>
      <text:p text:style-name="P1">Último sector, +sectores o +tamaño{K,M,G} (2048-16383999, valor predeterminado 16383999): </text:p>
      <text:p text:style-name="P1">Se está utilizando el valor predeterminado 16383999</text:p>
      <text:p text:style-name="P1"></text:p>
      <text:p text:style-name="P1">Orden (m para obtener ayuda): m</text:p>
      <text:p text:style-name="P1">Orden <text:s/>Acción</text:p>
      <text:p text:style-name="P1"><text:s text:c="3"/>a <text:s text:c="2"/>Conmuta el indicador de iniciable</text:p>
      <text:p text:style-name="P1"><text:s text:c="3"/>b <text:s text:c="2"/>Modifica la etiqueta de disco bsd</text:p>
      <text:p text:style-name="P1"><text:s text:c="3"/>c <text:s text:c="2"/>Conmuta el indicador de compatibilidad con DOS</text:p>
      <text:p text:style-name="P1"><text:s text:c="3"/>d <text:s text:c="2"/>Suprime una partición</text:p>
      <text:p text:style-name="P1"><text:s text:c="3"/>l <text:s text:c="2"/>Lista los tipos de particiones conocidos</text:p>
      <text:p text:style-name="P1"><text:s text:c="3"/>m <text:s text:c="2"/>Imprime este menú</text:p>
      <text:p text:style-name="P1"><text:s text:c="3"/>n <text:s text:c="2"/>Añade una nueva partición</text:p>
      <text:p text:style-name="P1"><text:s text:c="3"/>o <text:s text:c="2"/>Crea una nueva tabla de particiones DOS vacía</text:p>
      <text:p text:style-name="P1"><text:s text:c="3"/>p <text:s text:c="2"/>Imprime la tabla de particiones</text:p>
      <text:p text:style-name="P1"><text:s text:c="3"/>q <text:s text:c="2"/>Sale sin guardar los cambios</text:p>
      <text:p text:style-name="P1"><text:s text:c="3"/>s <text:s text:c="2"/>Crea una nueva etiqueta de disco Sun</text:p>
      <text:p text:style-name="P1"><text:s text:c="3"/>t <text:s text:c="2"/>Cambia el identificador de sistema de una partición</text:p>
      <text:p text:style-name="P1"><text:s text:c="3"/>u <text:s text:c="2"/>Cambia las unidades de visualización/entrada</text:p>
      <text:p text:style-name="P1"><text:s text:c="3"/>v <text:s text:c="2"/>Verifica la tabla de particiones</text:p>
      <text:p text:style-name="P1"><text:s text:c="3"/>w <text:s text:c="2"/>Escribe la tabla en el disco y sale</text:p>
      <text:p text:style-name="P1"><text:s text:c="3"/>x <text:s text:c="2"/>Funciones adicionales (sólo para usuarios avanzados)</text:p>
      <text:p text:style-name="P1"></text:p>
      <text:p text:style-name="P1">Orden (m para obtener ayuda): a</text:p>
      <text:p text:style-name="P1">Número de partición (1-4): 1</text:p>
      <text:p text:style-name="P1"></text:p>
      <text:p text:style-name="P1">Orden (m para obtener ayuda): w</text:p>
      <text:p text:style-name="P1">¡Se ha modificado la tabla de particiones!</text:p>
      <text:p text:style-name="P1"></text:p>
      <text:p text:style-name="P1">Llamando a ioctl() para volver a leer la tabla de particiones.</text:p>
      <text:p text:style-name="P1"></text:p>
      <text:p text:style-name="P1">AVISO: La relectura de la tabla de particiones falló con el error 22 Argumento inválido</text:p>
      <text:p text:style-name="P1">El núcleo aún usa la tabla antigua. La tabla nueva se usará en</text:p>
      <text:p text:style-name="P1">el próximo reinicio o después de que inicie partprobe(8) o kprartx(8)</text:p>
      <text:p text:style-name="P1"><text:soft-page-break/>Se están sincronizando los discos.</text:p>
      <text:p text:style-name="P1">root@addiel-Aspire-6920:/home/addiel# p</text:p>
      <text:p text:style-name="P1">p: no se encontró la orden</text:p>
      <text:p text:style-name="P1">root@addiel-Aspire-6920:/home/addiel# fdisk /dev/sdb</text:p>
      <text:p text:style-name="P1"></text:p>
      <text:p text:style-name="P1">Orden (m para obtener ayuda): p</text:p>
      <text:p text:style-name="P1"></text:p>
      <text:p text:style-name="P1">Disco /dev/sdb: 8388 MB, 8388608000 bytes</text:p>
      <text:p text:style-name="P1">64 cabezas, 32 sectores/pista, 8000 cilindros, 16384000 sectores en total</text:p>
      <text:p text:style-name="P1">Unidades = sectores de 1 * 512 = 512 bytes</text:p>
      <text:p text:style-name="P1">Tamaño de sector (lógico / físico): 512 bytes / 512 bytes</text:p>
      <text:p text:style-name="P1">Tamaño E/S (mínimo/óptimo): 512 bytes / 512 bytes</text:p>
      <text:p text:style-name="P1">Identificador del disco: 0x6f637369</text:p>
      <text:p text:style-name="P1"></text:p>
      <text:p text:style-name="P1">Dispositivo Inicio <text:s text:c="3"/>Comienzo <text:s text:c="5"/>Fin <text:s text:c="5"/>Bloques <text:s/>Id <text:s/>Sistema</text:p>
      <text:p text:style-name="P1">/dev/sdb1 <text:s text:c="2"/>* <text:s text:c="7"/>2048 <text:s text:c="3"/>16383999 <text:s text:c="4"/>8190976 <text:s text:c="2"/>83 <text:s/>Linux</text:p>
      <text:p text:style-name="P1"></text:p>
      <text:p text:style-name="P1">Orden (m para obtener ayuda): w</text:p>
      <text:p text:style-name="P1">¡Se ha modificado la tabla de particiones!</text:p>
      <text:p text:style-name="P1"></text:p>
      <text:p text:style-name="P1">Llamando a ioctl() para volver a leer la tabla de particiones.</text:p>
      <text:p text:style-name="P1"></text:p>
      <text:p text:style-name="P1">AVISO: La relectura de la tabla de particiones falló con el error 22 Argumento inválido</text:p>
      <text:p text:style-name="P1">El núcleo aún usa la tabla antigua. La tabla nueva se usará en</text:p>
      <text:p text:style-name="P1">el próximo reinicio o después de que inicie partprobe(8) o kprartx(8)</text:p>
      <text:p text:style-name="P1">Se están sincronizando los discos.</text:p>
      <text:p text:style-name="P1">root@addiel-Aspire-6920:/home/addiel# mkfs -t vfat /dev/sdb1</text:p>
      <text:p text:style-name="P1">mkfs.fat 3.0.26 (2014-03-07)</text:p>
      <text:p text:style-name="P1">/dev/sdb1: No such file or directory</text:p>
      <text:p text:style-name="P1">root@addiel-Aspire-6920:/home/addiel# mkfs -t vfat /dev/sdb</text:p>
      <text:p text:style-name="P1">mkfs.fat 3.0.26 (2014-03-07)</text:p>
      <text:p text:style-name="P1">mkfs.vfat: /dev/sdb contains a mounted filesystem.</text:p>
      <text:p text:style-name="P1">root@addiel-Aspire-6920:/home/addiel# umount /dev/sdb</text:p>
      <text:p text:style-name="P1">root@addiel-Aspire-6920:/home/addiel# mkfs -t vfat /dev/sdb</text:p>
      <text:p text:style-name="P1">mkfs.fat 3.0.26 (2014-03-07)</text:p>
      <text:p text:style-name="P1">mkfs.vfat: Device partition expected, not making filesystem on entire device '/dev/sdb' (use -I to override)</text:p>
      <text:p text:style-name="P1">root@addiel-Aspire-6920:/home/addiel# df -HT</text:p>
      <text:p text:style-name="P1">S.ficheros <text:s text:c="4"/>Tipo <text:s text:c="4"/>Tamaño Usados <text:s/>Disp Uso% Montado en</text:p>
      <text:p text:style-name="P1">/dev/sda1 <text:s text:c="5"/>ext4 <text:s text:c="6"/>243G <text:s text:c="2"/>8.6G <text:s/>222G <text:s text:c="2"/>4% /</text:p>
      <text:p text:style-name="P1">none <text:s text:c="10"/>tmpfs <text:s text:c="5"/>4.1k <text:s text:c="5"/>0 <text:s/>4.1k <text:s text:c="2"/>0% /sys/fs/cgroup</text:p>
      <text:p text:style-name="P1">udev <text:s text:c="10"/>devtmpfs <text:s text:c="2"/>1.6G <text:s text:c="2"/>4.1k <text:s/>1.6G <text:s text:c="2"/>1% /dev</text:p>
      <text:p text:style-name="P1">tmpfs <text:s text:c="9"/>tmpfs <text:s text:c="5"/>317M <text:s text:c="2"/>1.3M <text:s/>316M <text:s text:c="2"/>1% /run</text:p>
      <text:p text:style-name="P1">none <text:s text:c="10"/>tmpfs <text:s text:c="5"/>5.3M <text:s text:c="5"/>0 <text:s/>5.3M <text:s text:c="2"/>0% /run/lock</text:p>
      <text:p text:style-name="P1">none <text:s text:c="10"/>tmpfs <text:s text:c="5"/>1.6G <text:s text:c="2"/>156k <text:s/>1.6G <text:s text:c="2"/>1% /run/shm</text:p>
      <text:p text:style-name="P1">none <text:s text:c="10"/>tmpfs <text:s text:c="5"/>105M <text:s text:c="3"/>46k <text:s/>105M <text:s text:c="2"/>1% /run/user</text:p>
      <text:p text:style-name="P1">root@addiel-Aspire-6920:/home/addiel# df -h</text:p>
      <text:p text:style-name="P1">S.ficheros <text:s text:c="4"/>Tamaño Usados <text:s/>Disp Uso% Montado en</text:p>
      <text:p text:style-name="P1">/dev/sda1 <text:s text:c="7"/>227G <text:s text:c="2"/>8.0G <text:s/>207G <text:s text:c="2"/>4% /</text:p>
      <text:p text:style-name="P1"><text:soft-page-break/>none <text:s text:c="12"/>4.0K <text:s text:c="5"/>0 <text:s/>4.0K <text:s text:c="2"/>0% /sys/fs/cgroup</text:p>
      <text:p text:style-name="P1">udev <text:s text:c="12"/>1.5G <text:s text:c="2"/>4.0K <text:s/>1.5G <text:s text:c="2"/>1% /dev</text:p>
      <text:p text:style-name="P1">tmpfs <text:s text:c="11"/>303M <text:s text:c="2"/>1.3M <text:s/>301M <text:s text:c="2"/>1% /run</text:p>
      <text:p text:style-name="P1">none <text:s text:c="12"/>5.0M <text:s text:c="5"/>0 <text:s/>5.0M <text:s text:c="2"/>0% /run/lock</text:p>
      <text:p text:style-name="P1">none <text:s text:c="12"/>1.5G <text:s text:c="2"/>152K <text:s/>1.5G <text:s text:c="2"/>1% /run/shm</text:p>
      <text:p text:style-name="P1">none <text:s text:c="12"/>100M <text:s text:c="3"/>44K <text:s/>100M <text:s text:c="2"/>1% /run/user</text:p>
      <text:p text:style-name="P1">root@addiel-Aspire-6920:/home/addiel# ls</text:p>
      <text:p text:style-name="P1">bitbucket <text:s text:c="4"/>comandos para usb boot.odt <text:s/>Escritorio <text:s text:c="7"/>Música <text:s text:c="5"/>Vídeos</text:p>
      <text:p text:style-name="P1">chkalophp <text:s text:c="4"/>Descargas <text:s text:c="18"/>examples.desktop <text:s/>Plantillas</text:p>
      <text:p text:style-name="P1">chkaloServer <text:s/>Documentos <text:s text:c="17"/>Imágenes <text:s text:c="9"/>Público</text:p>
      <text:p text:style-name="P1">root@addiel-Aspire-6920:/home/addiel# Escritorio/</text:p>
      <text:p text:style-name="P1">bash: Escritorio/: Es un directorio</text:p>
      <text:p text:style-name="P1">root@addiel-Aspire-6920:/home/addiel# Escritorio/ ls</text:p>
      <text:p text:style-name="P1">bash: Escritorio/: Es un directorio</text:p>
      <text:p text:style-name="P1">root@addiel-Aspire-6920:/home/addiel# ls</text:p>
      <text:p text:style-name="P1">bitbucket <text:s text:c="4"/>comandos para usb boot.odt <text:s/>Escritorio <text:s text:c="7"/>Música <text:s text:c="5"/>Vídeos</text:p>
      <text:p text:style-name="P1">chkalophp <text:s text:c="4"/>Descargas <text:s text:c="18"/>examples.desktop <text:s/>Plantillas</text:p>
      <text:p text:style-name="P1">chkaloServer <text:s/>Documentos <text:s text:c="17"/>Imágenes <text:s text:c="9"/>Público</text:p>
      <text:p text:style-name="P1">root@addiel-Aspire-6920:/home/addiel# e</text:p>
      <text:p text:style-name="P1">e2freefrag <text:s text:c="9"/>elif <text:s text:c="15"/>esc-m</text:p>
      <text:p text:style-name="P1">e2fsck <text:s text:c="13"/>else <text:s text:c="15"/>espdiff</text:p>
      <text:p text:style-name="P1">e2image <text:s text:c="12"/>empathy <text:s text:c="12"/>ethtool</text:p>
      <text:p text:style-name="P1">e2label <text:s text:c="12"/>empathy-accounts <text:s text:c="3"/>eval</text:p>
      <text:p text:style-name="P1">e2undo <text:s text:c="13"/>empathy-debugger <text:s text:c="3"/>evince</text:p>
      <text:p text:style-name="P1">e4defrag <text:s text:c="11"/>enable <text:s text:c="13"/>evince-previewer</text:p>
      <text:p text:style-name="P1">echo <text:s text:c="15"/>enc2xs <text:s text:c="13"/>evince-thumbnailer</text:p>
      <text:p text:style-name="P1">ed <text:s text:c="17"/>enchant <text:s text:c="12"/>ex</text:p>
      <text:p text:style-name="P1">edit <text:s text:c="15"/>enchant-lsmod <text:s text:c="6"/>exec</text:p>
      <text:p text:style-name="P1">editdiff <text:s text:c="11"/>env <text:s text:c="16"/>exit</text:p>
      <text:p text:style-name="P1">editor <text:s text:c="13"/>envsubst <text:s text:c="11"/>expand</text:p>
      <text:p text:style-name="P1">editres <text:s text:c="12"/>eog <text:s text:c="16"/>expiry</text:p>
      <text:p text:style-name="P1">egrep <text:s text:c="14"/>eps2eps <text:s text:c="12"/>export</text:p>
      <text:p text:style-name="P1">eject <text:s text:c="14"/>eqn <text:s text:c="16"/>expr</text:p>
      <text:p text:style-name="P1">elfedit <text:s text:c="12"/>esac <text:s text:c="15"/></text:p>
      <text:p text:style-name="P1">root@addiel-Aspire-6920:/home/addiel# Escritorio</text:p>
      <text:p text:style-name="P1">Escritorio: no se encontró la orden</text:p>
      <text:p text:style-name="P1">root@addiel-Aspire-6920:/home/addiel# Escritorio/ -l</text:p>
      <text:p text:style-name="P1">bash: Escritorio/: Es un directorio</text:p>
      <text:p text:style-name="P1">root@addiel-Aspire-6920:/home/addiel# cd Escritorio/</text:p>
      <text:p text:style-name="P1">root@addiel-Aspire-6920:/home/addiel/Escritorio# dd if=FedoraLive.iso of=/dev/sdb bs=4M</text:p>
      <text:p text:style-name="P1">350+1 registros leídos</text:p>
      <text:p text:style-name="P1">350+1 registros escritos</text:p>
      <text:p text:style-name="P1">1469054976 bytes (1.5 GB) copiados, 312.325 s, 4.7 MB/s</text:p>
      <text:p text:style-name="P1">root@addiel-Aspire-6920:/home/addiel/Escritorio#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2:18:31.251678465</meta:creation-date>
    <dc:date>2016-02-24T12:30:47.304786355</dc:date>
    <meta:editing-duration>P0D</meta:editing-duration>
    <meta:editing-cycles>1</meta:editing-cycles>
    <meta:document-statistic meta:table-count="0" meta:image-count="0" meta:object-count="0" meta:page-count="8" meta:paragraph-count="386" meta:word-count="1984" meta:character-count="15090" meta:non-whitespace-character-count="11125"/>
    <meta:generator>LibreOffice/4.2.8.2$Linux_x86 LibreOffice_project/420m0$Build-2</meta:generator>
  </office:meta>
</office:document-meta>
</file>